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2.0222in" style:rel-column-width="2912*"/>
    </style:style>
    <style:style style:name="Table1.B" style:family="table-column">
      <style:table-column-properties style:column-width="0.7278in" style:rel-column-width="1048*"/>
    </style:style>
    <style:style style:name="Table1.C" style:family="table-column">
      <style:table-column-properties style:column-width="4in" style:rel-column-width="5760*"/>
    </style:style>
    <style:style style:name="Table1.D" style:family="table-column">
      <style:table-column-properties style:column-width="1.5625in" style:rel-column-width="2250*"/>
    </style:style>
    <style:style style:name="Table1.E" style:family="table-column">
      <style:table-column-properties style:column-width="1.8028in" style:rel-column-width="259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9236in" table:align="margins"/>
    </style:style>
    <style:style style:name="Table2.A" style:family="table-column">
      <style:table-column-properties style:column-width="3.9236in" style:rel-column-width="1456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P1" style:family="paragraph" style:parent-style-name="Standard">
      <style:text-properties officeooo:paragraph-rsid="003010ae"/>
    </style:style>
    <style:style style:name="P2" style:family="paragraph" style:parent-style-name="Table_20_Contents">
      <style:text-properties fo:font-weight="bold" officeooo:rsid="001a026c" officeooo:paragraph-rsid="001a026c" style:font-weight-asian="bold" style:font-weight-complex="bold"/>
    </style:style>
    <style:style style:name="P3" style:family="paragraph" style:parent-style-name="Table_20_Contents">
      <style:text-properties fo:font-weight="bold" officeooo:rsid="001b2eb8" officeooo:paragraph-rsid="001b2eb8" style:font-weight-asian="bold" style:font-weight-complex="bold"/>
    </style:style>
    <style:style style:name="P4" style:family="paragraph" style:parent-style-name="Table_20_Contents">
      <style:text-properties fo:font-weight="bold" officeooo:rsid="001bda2b" officeooo:paragraph-rsid="001bda2b" style:font-weight-asian="bold" style:font-weight-complex="bold"/>
    </style:style>
    <style:style style:name="P5" style:family="paragraph" style:parent-style-name="Table_20_Contents">
      <style:text-properties fo:font-weight="bold" officeooo:rsid="001bda2b" officeooo:paragraph-rsid="001ddfbc" style:font-weight-asian="bold" style:font-weight-complex="bold"/>
    </style:style>
    <style:style style:name="P6" style:family="paragraph" style:parent-style-name="Table_20_Contents">
      <style:text-properties fo:font-weight="bold" officeooo:rsid="0020560f" officeooo:paragraph-rsid="0020560f" style:font-weight-asian="bold" style:font-weight-complex="bold"/>
    </style:style>
    <style:style style:name="P7" style:family="paragraph" style:parent-style-name="Table_20_Contents">
      <style:text-properties fo:font-weight="bold" officeooo:rsid="0022c015" officeooo:paragraph-rsid="0022c015" style:font-weight-asian="bold" style:font-weight-complex="bold"/>
    </style:style>
    <style:style style:name="P8" style:family="paragraph" style:parent-style-name="Table_20_Contents">
      <style:text-properties fo:font-weight="bold" officeooo:rsid="00246980" officeooo:paragraph-rsid="00246980" style:font-weight-asian="bold" style:font-weight-complex="bold"/>
    </style:style>
    <style:style style:name="P9" style:family="paragraph" style:parent-style-name="Table_20_Contents">
      <style:text-properties fo:font-weight="bold" officeooo:rsid="002553c3" officeooo:paragraph-rsid="002553c3" style:font-weight-asian="bold" style:font-weight-complex="bold"/>
    </style:style>
    <style:style style:name="P10" style:family="paragraph" style:parent-style-name="Table_20_Contents">
      <style:text-properties fo:font-weight="bold" officeooo:rsid="0027b964" officeooo:paragraph-rsid="0027b964" style:font-weight-asian="bold" style:font-weight-complex="bold"/>
    </style:style>
    <style:style style:name="P11" style:family="paragraph" style:parent-style-name="Table_20_Contents">
      <style:text-properties fo:font-weight="bold" officeooo:rsid="0027e049" officeooo:paragraph-rsid="0027e049" style:font-weight-asian="bold" style:font-weight-complex="bold"/>
    </style:style>
    <style:style style:name="P12" style:family="paragraph" style:parent-style-name="Table_20_Contents">
      <style:text-properties fo:font-weight="bold" officeooo:rsid="002b8156" officeooo:paragraph-rsid="002b8156" style:font-weight-asian="bold" style:font-weight-complex="bold"/>
    </style:style>
    <style:style style:name="P13" style:family="paragraph" style:parent-style-name="Table_20_Contents">
      <style:text-properties fo:font-weight="bold" officeooo:rsid="002c265a" officeooo:paragraph-rsid="002c265a" style:font-weight-asian="bold" style:font-weight-complex="bold"/>
    </style:style>
    <style:style style:name="P14" style:family="paragraph" style:parent-style-name="Table_20_Contents">
      <style:text-properties officeooo:rsid="001a026c" officeooo:paragraph-rsid="001a026c"/>
    </style:style>
    <style:style style:name="P15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able_20_Contents">
      <style:text-properties officeooo:rsid="001b2eb8" officeooo:paragraph-rsid="001b2eb8"/>
    </style:style>
    <style:style style:name="P17" style:family="paragraph" style:parent-style-name="Table_20_Contents">
      <style:text-properties officeooo:rsid="001b2eb8" officeooo:paragraph-rsid="0025d0dd"/>
    </style:style>
    <style:style style:name="P18" style:family="paragraph" style:parent-style-name="Table_20_Contents">
      <style:text-properties officeooo:rsid="001bda2b" officeooo:paragraph-rsid="001bda2b"/>
    </style:style>
    <style:style style:name="P19" style:family="paragraph" style:parent-style-name="Table_20_Contents">
      <style:text-properties fo:font-weight="normal" officeooo:rsid="001bda2b" officeooo:paragraph-rsid="001bda2b" style:font-weight-asian="normal" style:font-weight-complex="normal"/>
    </style:style>
    <style:style style:name="P20" style:family="paragraph" style:parent-style-name="Table_20_Contents">
      <style:text-properties fo:font-weight="normal" officeooo:rsid="001bda2b" officeooo:paragraph-rsid="001ddfbc" style:font-weight-asian="normal" style:font-weight-complex="normal"/>
    </style:style>
    <style:style style:name="P21" style:family="paragraph" style:parent-style-name="Table_20_Contents">
      <style:text-properties fo:font-weight="normal" officeooo:rsid="0020560f" officeooo:paragraph-rsid="0020560f" style:font-weight-asian="normal" style:font-weight-complex="normal"/>
    </style:style>
    <style:style style:name="P22" style:family="paragraph" style:parent-style-name="Table_20_Contents">
      <style:text-properties fo:font-weight="normal" officeooo:rsid="0020560f" officeooo:paragraph-rsid="0027b964" style:font-weight-asian="normal" style:font-weight-complex="normal"/>
    </style:style>
    <style:style style:name="P23" style:family="paragraph" style:parent-style-name="Table_20_Contents">
      <style:text-properties fo:font-weight="normal" officeooo:rsid="0021e2bc" officeooo:paragraph-rsid="0021e2bc" style:font-weight-asian="normal" style:font-weight-complex="normal"/>
    </style:style>
    <style:style style:name="P24" style:family="paragraph" style:parent-style-name="Table_20_Contents">
      <style:text-properties fo:font-weight="normal" officeooo:rsid="0022c015" officeooo:paragraph-rsid="0022c015" style:font-weight-asian="normal" style:font-weight-complex="normal"/>
    </style:style>
    <style:style style:name="P25" style:family="paragraph" style:parent-style-name="Table_20_Contents">
      <style:text-properties fo:font-weight="normal" officeooo:rsid="002553c3" officeooo:paragraph-rsid="002553c3" style:font-weight-asian="normal" style:font-weight-complex="normal"/>
    </style:style>
    <style:style style:name="P26" style:family="paragraph" style:parent-style-name="Table_20_Contents">
      <style:text-properties fo:font-weight="normal" officeooo:rsid="0025d0dd" officeooo:paragraph-rsid="0025d0dd" style:font-weight-asian="normal" style:font-weight-complex="normal"/>
    </style:style>
    <style:style style:name="P27" style:family="paragraph" style:parent-style-name="Table_20_Contents">
      <style:text-properties fo:font-weight="normal" officeooo:rsid="0027b964" officeooo:paragraph-rsid="0027b964" style:font-weight-asian="normal" style:font-weight-complex="normal"/>
    </style:style>
    <style:style style:name="P28" style:family="paragraph" style:parent-style-name="Table_20_Contents">
      <style:text-properties fo:font-weight="normal" officeooo:rsid="0027e049" officeooo:paragraph-rsid="0027e049" style:font-weight-asian="normal" style:font-weight-complex="normal"/>
    </style:style>
    <style:style style:name="P29" style:family="paragraph" style:parent-style-name="Table_20_Contents">
      <style:text-properties fo:font-weight="normal" officeooo:rsid="0028ead2" officeooo:paragraph-rsid="0028ead2" style:font-weight-asian="normal" style:font-weight-complex="normal"/>
    </style:style>
    <style:style style:name="P30" style:family="paragraph" style:parent-style-name="Table_20_Contents">
      <style:text-properties fo:font-weight="normal" officeooo:rsid="002b8156" officeooo:paragraph-rsid="002b8156" style:font-weight-asian="normal" style:font-weight-complex="normal"/>
    </style:style>
    <style:style style:name="P31" style:family="paragraph" style:parent-style-name="Table_20_Contents">
      <style:text-properties fo:font-weight="normal" officeooo:rsid="002c265a" officeooo:paragraph-rsid="002c265a" style:font-weight-asian="normal" style:font-weight-complex="normal"/>
    </style:style>
    <style:style style:name="P32" style:family="paragraph" style:parent-style-name="Table_20_Contents">
      <style:text-properties fo:font-weight="normal" officeooo:rsid="002c265a" officeooo:paragraph-rsid="002d4a7e" style:font-weight-asian="normal" style:font-weight-complex="normal"/>
    </style:style>
    <style:style style:name="P33" style:family="paragraph" style:parent-style-name="Table_20_Contents">
      <style:text-properties fo:font-weight="normal" officeooo:rsid="002d4a7e" officeooo:paragraph-rsid="002d4a7e" style:font-weight-asian="normal" style:font-weight-complex="normal"/>
    </style:style>
    <style:style style:name="P34" style:family="paragraph" style:parent-style-name="Table_20_Contents">
      <style:text-properties fo:font-weight="normal" officeooo:rsid="002f4004" officeooo:paragraph-rsid="002f4004" style:font-weight-asian="normal" style:font-weight-complex="normal"/>
    </style:style>
    <style:style style:name="P35" style:family="paragraph" style:parent-style-name="Table_20_Contents">
      <style:text-properties fo:font-weight="normal" officeooo:rsid="002f4004" officeooo:paragraph-rsid="003010ae" style:font-weight-asian="normal" style:font-weight-complex="normal"/>
    </style:style>
    <style:style style:name="P36" style:family="paragraph" style:parent-style-name="Table_20_Contents">
      <style:text-properties officeooo:rsid="001ddfbc" officeooo:paragraph-rsid="001ddfbc"/>
    </style:style>
    <style:style style:name="P37" style:family="paragraph" style:parent-style-name="Table_20_Contents">
      <style:text-properties officeooo:rsid="001fd676" officeooo:paragraph-rsid="001fd676"/>
    </style:style>
    <style:style style:name="P38" style:family="paragraph" style:parent-style-name="Table_20_Contents">
      <style:text-properties officeooo:rsid="0020560f" officeooo:paragraph-rsid="0020560f"/>
    </style:style>
    <style:style style:name="P39" style:family="paragraph" style:parent-style-name="Table_20_Contents">
      <style:text-properties officeooo:rsid="0022c015" officeooo:paragraph-rsid="0022c015"/>
    </style:style>
    <style:style style:name="P40" style:family="paragraph" style:parent-style-name="Table_20_Contents">
      <style:text-properties officeooo:rsid="0027b964" officeooo:paragraph-rsid="0027b964"/>
    </style:style>
    <style:style style:name="P41" style:family="paragraph" style:parent-style-name="Table_20_Contents">
      <style:text-properties officeooo:rsid="0028ead2" officeooo:paragraph-rsid="0028ead2"/>
    </style:style>
    <style:style style:name="P42" style:family="paragraph" style:parent-style-name="Table_20_Contents">
      <style:text-properties officeooo:rsid="0028ead2" officeooo:paragraph-rsid="003010ae"/>
    </style:style>
    <style:style style:name="P43" style:family="paragraph" style:parent-style-name="Table_20_Contents">
      <style:text-properties officeooo:rsid="002999df" officeooo:paragraph-rsid="002999df"/>
    </style:style>
    <style:style style:name="P44" style:family="paragraph" style:parent-style-name="Table_20_Contents">
      <style:text-properties officeooo:rsid="002b8156" officeooo:paragraph-rsid="002b8156"/>
    </style:style>
    <style:style style:name="P45" style:family="paragraph" style:parent-style-name="Table_20_Contents">
      <style:text-properties officeooo:rsid="003010ae" officeooo:paragraph-rsid="003010ae"/>
    </style:style>
    <style:style style:name="T1" style:family="text">
      <style:text-properties officeooo:rsid="001a026c"/>
    </style:style>
    <style:style style:name="T2" style:family="text">
      <style:text-properties fo:font-style="normal" officeooo:rsid="002d4a7e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da2b" style:font-weight-asian="bold" style:font-weight-complex="bold"/>
    </style:style>
    <style:style style:name="T5" style:family="text">
      <style:text-properties officeooo:rsid="001b2eb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bda2b"/>
    </style:style>
    <style:style style:name="T8" style:family="text">
      <style:text-properties officeooo:rsid="001c1f2b"/>
    </style:style>
    <style:style style:name="T9" style:family="text">
      <style:text-properties officeooo:rsid="001ddfbc"/>
    </style:style>
    <style:style style:name="T10" style:family="text">
      <style:text-properties officeooo:rsid="001fd676"/>
    </style:style>
    <style:style style:name="T11" style:family="text">
      <style:text-properties officeooo:rsid="0020560f"/>
    </style:style>
    <style:style style:name="T12" style:family="text">
      <style:text-properties officeooo:rsid="0022c015"/>
    </style:style>
    <style:style style:name="T13" style:family="text">
      <style:text-properties officeooo:rsid="00269904"/>
    </style:style>
    <style:style style:name="T14" style:family="text">
      <style:text-properties officeooo:rsid="0027b964"/>
    </style:style>
    <style:style style:name="T15" style:family="text">
      <style:text-properties officeooo:rsid="0028ead2"/>
    </style:style>
    <style:style style:name="T16" style:family="text">
      <style:text-properties officeooo:rsid="0029c69c"/>
    </style:style>
    <style:style style:name="T17" style:family="text">
      <style:text-properties officeooo:rsid="002b8156"/>
    </style:style>
    <style:style style:name="T18" style:family="text">
      <style:text-properties officeooo:rsid="002f4004"/>
    </style:style>
    <style:style style:name="T19" style:family="text">
      <style:text-properties officeooo:rsid="003010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<text:span text:style-name="T16">URL </text:span>Endpoint</text:p>
          </table:table-cell>
          <table:table-cell table:style-name="Table1.A1" office:value-type="string">
            <text:p text:style-name="P2">Method</text:p>
          </table:table-cell>
          <table:table-cell table:style-name="Table1.A1" office:value-type="string">
            <text:p text:style-name="P2">Input/Output <text:span text:style-name="T11">Body</text:span></text:p>
          </table:table-cell>
          <table:table-cell table:style-name="Table1.A1" office:value-type="string">
            <text:p text:style-name="P4">Permissions</text:p>
          </table:table-cell>
          <table:table-cell table:style-name="Table1.E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P15">/<text:span text:style-name="T1">api/v0/auth/admins/login</text:span></text:p>
          </table:table-cell>
          <table:table-cell table:style-name="Table1.A2" office:value-type="string">
            <text:p text:style-name="P14">POST</text:p>
          </table:table-cell>
          <table:table-cell table:style-name="Table1.A2" office:value-type="string">
            <text:p text:style-name="P14"><text:span text:style-name="T3">Input</text:span> </text:p>
            <text:p text:style-name="P14">{“username”: “abc”, “password”: “abc”}</text:p>
            <text:p text:style-name="P14"/>
            <text:p text:style-name="P2">Output <text:span text:style-name="T5">(Successful)</text:span></text:p>
            <text:p text:style-name="P24">Status 200</text:p>
            <text:p text:style-name="P14">{“accessToken”: “eyzbdshdbsyd256”}</text:p>
            <text:p text:style-name="P14"/>
            <text:p text:style-name="P3">Errors</text:p>
            <text:p text:style-name="P16">Error 400 if JSON body not parseable</text:p>
            <text:p text:style-name="P17">Error 401 if login details incorrect (username or password wrong)</text:p>
            <text:p text:style-name="P16">Error 500 <text:span text:style-name="T15">if</text:span> any internal server issues</text:p>
          </table:table-cell>
          <table:table-cell table:style-name="Table1.A2" office:value-type="string">
            <text:p text:style-name="P18">None</text:p>
          </table:table-cell>
          <table:table-cell table:style-name="Table1.E2" office:value-type="string">
            <text:p text:style-name="P18">Logging in as an adminstrator. The accessToken needs to be saved and uses in all future requests which need permissions of any kind. Such requests need to have a header called <text:span text:style-name="T3">Authorization</text:span> with value </text:p>
            <text:p text:style-name="P4">Bearer {{accessToken}}</text:p>
            <text:p text:style-name="P19">Note the space <text:span text:style-name="T8">between</text:span></text:p>
          </table:table-cell>
        </table:table-row>
        <table:table-row>
          <table:table-cell table:style-name="Table1.A2" office:value-type="string">
            <text:p text:style-name="P15">/<text:span text:style-name="T9">api/v0/auth/users/login</text:span></text:p>
          </table:table-cell>
          <table:table-cell table:style-name="Table1.A2" office:value-type="string">
            <text:p text:style-name="P36">POST</text:p>
          </table:table-cell>
          <table:table-cell table:style-name="Table1.A2" office:value-type="string">
            <text:p text:style-name="P14"><text:span text:style-name="T3">Input</text:span> </text:p>
            <text:p text:style-name="P14">{“username”: “abc”, “password”: “abc”}</text:p>
            <text:p text:style-name="P14"/>
            <text:p text:style-name="P2">Output <text:span text:style-name="T5">(Successful)</text:span></text:p>
            <text:p text:style-name="P24">Status 200</text:p>
            <text:p text:style-name="P14">{“accessToken”: “eyzbdshdbsyd256”}</text:p>
            <text:p text:style-name="P14"/>
            <text:p text:style-name="P3">Errors</text:p>
            <text:p text:style-name="P16">401 if login details incorrect (username or password wrong)</text:p>
            <text:p text:style-name="P16">400 if JSON body not parseable</text:p>
            <text:p text:style-name="P16">500 <text:span text:style-name="T15">if</text:span> any internal server issues</text:p>
          </table:table-cell>
          <table:table-cell table:style-name="Table1.A2" office:value-type="string">
            <text:p text:style-name="P36">None</text:p>
          </table:table-cell>
          <table:table-cell table:style-name="Table1.E2" office:value-type="string">
            <text:p text:style-name="P36">Logging in as a user. <text:span text:style-name="T7">The accessToken needs to be saved and uses in all future requests which need permissions of any kind. Such requests need to have a header called </text:span><text:span text:style-name="T4">Authorization</text:span><text:span text:style-name="T7"> with value </text:span></text:p>
            <text:p text:style-name="P5">Bearer {{accessToken}}</text:p>
            <text:p text:style-name="P20">Note the space <text:span text:style-name="T8">between</text:span></text:p>
          </table:table-cell>
        </table:table-row>
        <table:table-row>
          <table:table-cell table:style-name="Table1.A2" office:value-type="string">
            <text:p text:style-name="P15">/<text:span text:style-name="T10">api/v0/users</text:span></text:p>
          </table:table-cell>
          <table:table-cell table:style-name="Table1.A2" office:value-type="string">
            <text:p text:style-name="P37">GET</text:p>
          </table:table-cell>
          <table:table-cell table:style-name="Table1.A2" office:value-type="string">
            <text:p text:style-name="P6">Input</text:p>
            <text:p text:style-name="P21">None</text:p>
            <text:p text:style-name="P21"/>
            <text:p text:style-name="P6">Output <text:span text:style-name="T12">(Successful)</text:span></text:p>
            <text:p text:style-name="P24">Status 200</text:p>
            <text:p text:style-name="P21">[{“username”: “abc”, “name”: “abc”, “createdAt”: “2019-01-31T14:07:30.796471Z", “updatedAt”: “2019-01-31T14:07:30.796471Z”, “lastLoggedIn”:null}, ...]</text:p>
            <text:p text:style-name="P21"><text:soft-page-break/></text:p>
            <text:p text:style-name="P21">All fields must be non-null except lastLoggedIn</text:p>
            <text:p text:style-name="P21"/>
            <text:p text:style-name="P6">Errors</text:p>
            <text:p text:style-name="P23">500 <text:span text:style-name="T15">if</text:span> any internal server issues</text:p>
          </table:table-cell>
          <table:table-cell table:style-name="Table1.A2" office:value-type="string">
            <text:p text:style-name="P37">Valid access token</text:p>
            <text:p text:style-name="P37">Administrator <text:span text:style-name="T12">account</text:span></text:p>
          </table:table-cell>
          <table:table-cell table:style-name="Table1.E2" office:value-type="string">
            <text:p text:style-name="P38">Returns <text:span text:style-name="T14">a JSON array of all users</text:span></text:p>
          </table:table-cell>
        </table:table-row>
        <table:table-row>
          <table:table-cell table:style-name="Table1.A2" office:value-type="string">
            <text:p text:style-name="P15">/<text:span text:style-name="T12">api/v0/users</text:span></text:p>
          </table:table-cell>
          <table:table-cell table:style-name="Table1.A2" office:value-type="string">
            <text:p text:style-name="P39">POST</text:p>
          </table:table-cell>
          <table:table-cell table:style-name="Table1.A2" office:value-type="string">
            <text:p text:style-name="P7">Input</text:p>
            <text:p text:style-name="P7"><text:span text:style-name="T6">{“name”: “Ashwin”, “username”: “Hackerboy”, “password”: “unsecured”}</text:span></text:p>
            <text:p text:style-name="P7"><text:span text:style-name="T6"/></text:p>
            <text:p text:style-name="P9"><text:span text:style-name="T6">The other user fields will be ignored if supplied</text:span></text:p>
            <text:p text:style-name="P7"><text:span text:style-name="T6"/></text:p>
            <text:p text:style-name="P7">Output (Successful)</text:p>
            <text:p text:style-name="P24">Status 201<text:line-break/>{"message":"Registration successful"}</text:p>
            <text:p text:style-name="P24"/>
            <text:p text:style-name="P8">Errors</text:p>
            <text:p text:style-name="P25">400 if JSON body not parseable</text:p>
            <text:p text:style-name="P26">409 if user with that username already exists</text:p>
            <text:p text:style-name="P26">500 if any internal server issue</text:p>
          </table:table-cell>
          <table:table-cell table:style-name="Table1.A2" office:value-type="string">
            <text:p text:style-name="P39">Valid access token</text:p>
            <text:p text:style-name="P39">Administrator account</text:p>
          </table:table-cell>
          <table:table-cell table:style-name="Table1.E2" office:value-type="string">
            <text:p text:style-name="P39">Creates a new user, <text:span text:style-name="T13">will automatically populate the createdAt and updatedAt fields to the time of creation.</text:span></text:p>
          </table:table-cell>
        </table:table-row>
        <table:table-row>
          <table:table-cell table:style-name="Table1.A2" office:value-type="string">
            <text:p text:style-name="P15">/<text:span text:style-name="T14">api/v0/users/{username}</text:span></text:p>
          </table:table-cell>
          <table:table-cell table:style-name="Table1.A2" office:value-type="string">
            <text:p text:style-name="P40">GET</text:p>
          </table:table-cell>
          <table:table-cell table:style-name="Table1.A2" office:value-type="string">
            <text:p text:style-name="P10">Input</text:p>
            <text:p text:style-name="P27">None</text:p>
            <text:p text:style-name="P27"/>
            <text:p text:style-name="P10">Output (Successful)</text:p>
            <text:p text:style-name="P28">Status 200</text:p>
            <text:p text:style-name="P22">{“username”: “abc”, “name”: “abc”, “createdAt”: “2019-01-31T14:07:30.796471Z", “updatedAt”: “2019-01-31T14:07:30.796471Z”, “lastLoggedIn”:null}</text:p>
            <text:p text:style-name="P22"/>
            <text:p text:style-name="P11">Errors</text:p>
            <text:p text:style-name="P29">500 if any internal server issues</text:p>
          </table:table-cell>
          <table:table-cell table:style-name="Table1.A2" office:value-type="string">
            <text:p text:style-name="P41">Valid access token</text:p>
            <text:p text:style-name="P41">One of the following:</text:p>
            <text:p text:style-name="P41">Administrator account</text:p>
            <text:p text:style-name="P41">User with the given username (you can look at your own details)</text:p>
          </table:table-cell>
          <table:table-cell table:style-name="Table1.E2" office:value-type="string">
            <text:p text:style-name="P43">Returns a single user JSON object <text:span text:style-name="T16">based on the username in the URL</text:span></text:p>
          </table:table-cell>
        </table:table-row>
        <table:table-row>
          <table:table-cell table:style-name="Table1.A2" office:value-type="string">
            <text:p text:style-name="P15">/<text:span text:style-name="T17">api/v0/users/{username}</text:span></text:p>
          </table:table-cell>
          <table:table-cell table:style-name="Table1.A2" office:value-type="string">
            <text:p text:style-name="P44">PATCH</text:p>
          </table:table-cell>
          <table:table-cell table:style-name="Table1.A2" office:value-type="string">
            <text:p text:style-name="P12">Input</text:p>
            <text:p text:style-name="P30">Supply <text:span text:style-name="T3">only</text:span> the fields of the user you wish to update, <text:span text:style-name="T18">with the new values</text:span> e.g.</text:p>
            <text:p text:style-name="P31"><text:soft-page-break/>{"username":"LCPSANIL", "name":"Sanil","password":"AbetterPassword"}</text:p>
            <text:p text:style-name="P31"/>
            <text:p text:style-name="P32">Note that you can update the username. <text:span text:style-name="T2">Above are the only valid update fields (creation/update/last log in time are not valid).</text:span></text:p>
            <text:p text:style-name="P31"/>
            <text:p text:style-name="P13">Output (Successful)</text:p>
            <text:p text:style-name="P31">Status 200</text:p>
            <text:p text:style-name="P31">{"message":"User updated"}</text:p>
            <text:p text:style-name="P31"/>
            <text:p text:style-name="P13">Errors</text:p>
            <text:p text:style-name="P33">400 if JSON body not parseable</text:p>
            <text:p text:style-name="P33">400 if invalid field is specified</text:p>
            <text:p text:style-name="P34">409 if newly specified username is already in username</text:p>
            <text:p text:style-name="P35">500 if any internal server issues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42">Valid access token</text:p>
                  <text:p text:style-name="P42">One of the following:</text:p>
                  <text:p text:style-name="P42">Administrator account</text:p>
                  <text:p text:style-name="P42">User with the given username (you can look at your own details)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41">Valid access token</text:p>
            <text:p text:style-name="P41">One of the following:</text:p>
            <text:p text:style-name="P41">Administrator <text:soft-page-break/>account</text:p>
            <text:p text:style-name="P41">User with the given username (you can <text:span text:style-name="T19">update your own details)</text:span></text:p>
          </table:table-cell>
          <table:table-cell table:style-name="Table1.E2" office:value-type="string">
            <text:p text:style-name="P45">Update a us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6:15:33.326040531</meta:creation-date>
    <meta:generator>LibreOffice/6.0.7.3$Linux_X86_64 LibreOffice_project/00m0$Build-3</meta:generator>
    <dc:date>2019-03-06T17:07:05.736581835</dc:date>
    <meta:editing-duration>PT51M26S</meta:editing-duration>
    <meta:editing-cycles>23</meta:editing-cycles>
    <meta:document-statistic meta:table-count="2" meta:image-count="0" meta:object-count="0" meta:page-count="3" meta:paragraph-count="99" meta:word-count="451" meta:character-count="3131" meta:non-whitespace-character-count="2775"/>
  </office:meta>
</office:document-meta>
</file>